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43a6" officeooo:paragraph-rsid="001843a6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d4e1" officeooo:paragraph-rsid="0018d4e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43a6" style:font-size-asian="18pt" style:font-style-asian="normal" style:font-weight-asian="normal" style:font-size-complex="18pt"/>
    </style:style>
    <style:style style:name="T5" style:family="text">
      <style:text-properties officeooo:rsid="00184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call for subsidiarity over admin privileges in fulfilling the will of the PA.</text:p>
      <text:p text:style-name="P1"/>
      <text:p text:style-name="P1">And proceeds.</text:p>
      <text:p text:style-name="P1"/>
      <text:p text:style-name="P1">Signed by,</text:p>
      <text:p text:style-name="P3">Solar_Porpoise</text:p>
      <text:p text:style-name="P1"/>
      <text:p text:style-name="P1"/>
      <text:p text:style-name="P1"/>
      <text:p text:style-name="Standard"><text:span text:style-name="T1">[</text:span><text:span text:style-name="T2">Motion 33-5: The use of creative mode and admin privileges in fulfilling the will of the PA should be used as infrequently as possibl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34:00.032309474</dc:date>
    <meta:editing-duration>PT2M47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67" meta:character-count="410" meta:non-whitespace-character-count="350"/>
  </office:meta>
</office:document-meta>
</file>